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8541666666666667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by Percentage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string">
            <text:p>&lt;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4.2">
            <text:p>14.2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6.8">
            <text:p>6.8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4.2">
            <text:p>34.2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exual Aslt w/Object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table:formula="oooc:=SUM([.B3:.B9])" office:value-type="string">
            <text:p>1929</text:p>
          </table:table-cell>
          <table:table-cell table:style-name="ce21" table:formula="oooc:=SUM([.C3:.C9])" office:value-type="string">
            <text:p>77</text:p>
          </table:table-cell>
          <table:table-cell table:style-name="ce21" table:formula="oooc:=SUM([.D3:.D9])" office:value-type="string">
            <text:p>348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5.4">
            <text:p>75.4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5.9">
            <text:p>15.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.7">
            <text:p>8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100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86">
            <text:p>58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267">
            <text:p>226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421">
            <text:p>2421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04">
            <text:p>80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121">
            <text:p>1121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4814">
            <text:p>4814</text:p>
          </table:table-cell>
          <table:table-cell table:style-name="ce21" office:value-type="float" office:value="1236">
            <text:p>1236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576">
            <text:p>1576</text:p>
          </table:table-cell>
          <table:table-cell table:style-name="ce21" office:value-type="float" office:value="1646">
            <text:p>1646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353</text:p>
          </table:table-cell>
          <table:table-cell table:style-name="ce21" table:formula="oooc:=SUM([.C2:.C26])" office:value-type="string">
            <text:p>9689</text:p>
          </table:table-cell>
          <table:table-cell table:style-name="ce21" table:formula="oooc:=SUM([.D2:.D26])" office:value-type="string">
            <text:p>1730</text:p>
          </table:table-cell>
          <table:table-cell table:style-name="ce21" table:formula="oooc:=SUM([.E2:.E26])" office:value-type="string">
            <text:p>550</text:p>
          </table:table-cell>
          <table:table-cell table:style-name="ce21" table:formula="oooc:=SUM([.F2:.F26])" office:value-type="string">
            <text:p>333</text:p>
          </table:table-cell>
          <table:table-cell table:style-name="ce21" table:formula="oooc:=SUM([.G2:.G26])" office:value-type="string">
            <text:p>2396</text:p>
          </table:table-cell>
          <table:table-cell table:style-name="ce21" table:formula="oooc:=SUM([.H2:.H26])" office:value-type="string">
            <text:p>7741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4" office:value-type="string">
            <text:p>Day/Time</text:p>
          </table:table-cell>
          <table:table-cell table:style-name="ce24" office:value-type="string">
            <text:p>00:00-01:59</text:p>
          </table:table-cell>
          <table:table-cell table:style-name="ce24" office:value-type="string">
            <text:p>02:00-03:59</text:p>
          </table:table-cell>
          <table:table-cell table:style-name="ce24" office:value-type="string">
            <text:p>04:00-05:59</text:p>
          </table:table-cell>
          <table:table-cell table:style-name="ce24" office:value-type="string">
            <text:p>06:00-07:59</text:p>
          </table:table-cell>
          <table:table-cell table:style-name="ce24" office:value-type="string">
            <text:p>08:00-09:59</text:p>
          </table:table-cell>
          <table:table-cell table:style-name="ce24" office:value-type="string">
            <text:p>10:00-11:59</text:p>
          </table:table-cell>
          <table:table-cell table:style-name="ce24" office:value-type="string">
            <text:p>12:00-13:59</text:p>
          </table:table-cell>
          <table:table-cell table:style-name="ce24" office:value-type="string">
            <text:p>14:00-15:59</text:p>
          </table:table-cell>
          <table:table-cell table:style-name="ce24" office:value-type="string">
            <text:p>16:00-17:59</text:p>
          </table:table-cell>
          <table:table-cell table:style-name="ce24" office:value-type="string">
            <text:p>18:00-19:59</text:p>
          </table:table-cell>
          <table:table-cell table:style-name="ce24" office:value-type="string">
            <text:p>20:00-21:59</text:p>
          </table:table-cell>
          <table:table-cell table:style-name="ce24" office:value-type="string">
            <text:p>22:00-23:59</text:p>
          </table:table-cell>
          <table:table-cell table:style-name="ce24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415">
            <text:p>41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486">
            <text:p>48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89">
            <text:p>48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470">
            <text:p>47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796</text:p>
          </table:table-cell>
          <table:table-cell table:style-name="ce21" table:formula="oooc:=SUM([.C2:.C8])" office:value-type="string">
            <text:p>1625</text:p>
          </table:table-cell>
          <table:table-cell table:style-name="ce21" table:formula="oooc:=SUM([.D2:.D8])" office:value-type="string">
            <text:p>737</text:p>
          </table:table-cell>
          <table:table-cell table:style-name="ce21" table:formula="oooc:=SUM([.E2:.E8])" office:value-type="string">
            <text:p>528</text:p>
          </table:table-cell>
          <table:table-cell table:style-name="ce21" table:formula="oooc:=SUM([.F2:.F8])" office:value-type="string">
            <text:p>886</text:p>
          </table:table-cell>
          <table:table-cell table:style-name="ce21" table:formula="oooc:=SUM([.G2:.G8])" office:value-type="string">
            <text:p>1041</text:p>
          </table:table-cell>
          <table:table-cell table:style-name="ce21" table:formula="oooc:=SUM([.H2:.H8])" office:value-type="string">
            <text:p>1249</text:p>
          </table:table-cell>
          <table:table-cell table:style-name="ce21" table:formula="oooc:=SUM([.I2:.I8])" office:value-type="string">
            <text:p>1457</text:p>
          </table:table-cell>
          <table:table-cell table:style-name="ce21" table:formula="oooc:=SUM([.J2:.J8])" office:value-type="string">
            <text:p>1605</text:p>
          </table:table-cell>
          <table:table-cell table:style-name="ce21" table:formula="oooc:=SUM([.K2:.K8])" office:value-type="string">
            <text:p>2017</text:p>
          </table:table-cell>
          <table:table-cell table:style-name="ce21" table:formula="oooc:=SUM([.L2:.L8])" office:value-type="string">
            <text:p>2758</text:p>
          </table:table-cell>
          <table:table-cell table:style-name="ce21" table:formula="oooc:=SUM([.M2:.M8])" office:value-type="string">
            <text:p>2954</text:p>
          </table:table-cell>
          <table:table-cell table:style-name="ce21" table:formula="oooc:=SUM([.N2:.N8])" office:value-type="string">
            <text:p>3139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21">
            <text:p>8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10">
            <text:p>2810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4">
            <text:p>364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144">
            <text:p>214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91">
            <text:p>2791</text:p>
          </table:table-cell>
          <table:table-cell table:style-name="ce21" office:value-type="float" office:value="1115">
            <text:p>1115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643">
            <text:p>1643</text:p>
          </table:table-cell>
          <table:table-cell table:style-name="ce21" office:value-type="float" office:value="1989">
            <text:p>1989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397">
            <text:p>397</text:p>
          </table:table-cell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398">
            <text:p>3398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54">
            <text:p>2354</text:p>
          </table:table-cell>
          <table:table-cell table:style-name="ce21" office:value-type="float" office:value="6777">
            <text:p>6777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446">
            <text:p>244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761">
            <text:p>1761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021">
            <text:p>12021</text:p>
          </table:table-cell>
          <table:table-cell table:style-name="ce21" office:value-type="float" office:value="1786">
            <text:p>1786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9112">
            <text:p>9112</text:p>
          </table:table-cell>
        </table:table-row>
        <table:table-row table:style-name="ro2">
          <table:table-cell table:style-name="ce21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4331">
            <text:p>4331</text:p>
          </table:table-cell>
          <table:table-cell table:style-name="ce21" office:value-type="float" office:value="2059">
            <text:p>2059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1" office:value-type="float" office:value="7197">
            <text:p>7197</text:p>
          </table:table-cell>
          <table:table-cell table:style-name="ce21" office:value-type="float" office:value="5440">
            <text:p>5440</text:p>
          </table:table-cell>
          <table:table-cell table:style-name="ce21" office:value-type="float" office:value="1727">
            <text:p>172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07">
            <text:p>407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table:number-columns-spanned="1" table:number-rows-spanned="2" office:value-type="string">
            <text:p>Unknown        Not Reported (1759)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6" table:style-name="ce21"/>
        </table:table-row>
        <table:table-row table:style-name="ro2">
          <table:table-cell table:style-name="ce24" office:value-type="string">
            <text:p>Total</text:p>
          </table:table-cell>
          <table:table-cell table:style-name="ce25" table:formula="oooc:=SUM([.B4:.B8])" office:value-type="string">
            <text:p>9918</text:p>
          </table:table-cell>
          <table:table-cell table:style-name="ce25" table:formula="oooc:=SUM([.C4:.C8])" office:value-type="string">
            <text:p>9932</text:p>
          </table:table-cell>
          <table:table-cell table:style-name="ce25" table:formula="oooc:=SUM([.D4:.D8])" office:value-type="string">
            <text:p>3858</text:p>
          </table:table-cell>
          <table:table-cell table:style-name="ce25" table:formula="oooc:=SUM([.E4:.E8])" office:value-type="string">
            <text:p>812</text:p>
          </table:table-cell>
          <table:table-cell table:style-name="ce25" table:formula="oooc:=SUM([.F4:.F8])" office:value-type="string">
            <text:p>1647</text:p>
          </table:table-cell>
          <table:table-cell table:style-name="ce25" table:formula="oooc:=SUM([.G4:.G8])" office:value-type="string">
            <text:p>752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1" office:value-type="float" office:value="1452">
            <text:p>1452</text:p>
          </table:table-cell>
          <table:table-cell table:style-name="ce21" office:value-type="float" office:value="4190">
            <text:p>4190</text:p>
          </table:table-cell>
          <table:table-cell table:style-name="ce21" office:value-type="float" office:value="2450">
            <text:p>2450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2711">
            <text:p>2711</text:p>
          </table:table-cell>
          <table:table-cell table:style-name="ce21" office:value-type="float" office:value="1549">
            <text:p>1549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1" office:value-type="float" office:value="1155">
            <text:p>1155</text:p>
          </table:table-cell>
          <table:table-cell table:style-name="ce21" office:value-type="float" office:value="3127">
            <text:p>3127</text:p>
          </table:table-cell>
          <table:table-cell table:style-name="ce21" office:value-type="float" office:value="1988">
            <text:p>1988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907">
            <text:p>1907</text:p>
          </table:table-cell>
          <table:table-cell table:style-name="ce21" office:value-type="float" office:value="985">
            <text:p>985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4" table:number-columns-spanned="1" table:number-rows-spanned="2" office:value-type="string">
            <text:p>Unknown Not Reported (56)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160">
            <text:p>160</text:p>
          </table:table-cell>
          <table:table-cell table:style-name="ce26" office:value-type="float" office:value="65">
            <text:p>65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31">
            <text:p>31</text:p>
          </table:table-cell>
          <table:table-cell table:style-name="ce21"/>
        </table:table-row>
        <table:table-row table:style-name="ro2">
          <table:covered-table-cell/>
          <table:table-cell table:number-columns-repeated="6" table:style-name="ce26"/>
          <table:table-cell table:style-name="ce21"/>
        </table:table-row>
        <table:table-row table:style-name="ro2">
          <table:table-cell table:style-name="ce24" office:value-type="string">
            <text:p>Total</text:p>
          </table:table-cell>
          <table:table-cell table:style-name="ce25" table:formula="oooc:=SUM([.B4:.B8])" office:value-type="string">
            <text:p>2701</text:p>
          </table:table-cell>
          <table:table-cell table:style-name="ce25" table:formula="oooc:=SUM([.C4:.C8])" office:value-type="string">
            <text:p>7621</text:p>
          </table:table-cell>
          <table:table-cell table:style-name="ce25" table:formula="oooc:=SUM([.D4:.D8])" office:value-type="string">
            <text:p>4630</text:p>
          </table:table-cell>
          <table:table-cell table:style-name="ce25" table:formula="oooc:=SUM([.E4:.E8])" office:value-type="string">
            <text:p>3443</text:p>
          </table:table-cell>
          <table:table-cell table:style-name="ce25" table:formula="oooc:=SUM([.F4:.F8])" office:value-type="string">
            <text:p>4771</text:p>
          </table:table-cell>
          <table:table-cell table:style-name="ce25" table:formula="oooc:=SUM([.G4:.G8])" office:value-type="string">
            <text:p>26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